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102in"/>
    </style:style>
    <style:style style:name="co6" style:family="table-column">
      <style:table-column-properties fo:break-before="auto" style:column-width="2.711in"/>
    </style:style>
    <style:style style:name="co7" style:family="table-column">
      <style:table-column-properties fo:break-before="auto" style:column-width="0.31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>
            <text:p>OBJECTID,N,9,0</text:p>
          </table:table-cell>
          <table:table-cell office:value-type="string">
            <text:p>Region,C,6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  <table:table-cell office:value-type="string">
            <text:p>pcode,C,10</text:p>
          </table:table-cell>
          <table:table-cell office:value-type="string">
            <text:p>pcode_shor,C,3</text:p>
          </table:table-cell>
          <table:table-cell office:value-type="string">
            <text:p>Rcode_PH,C,12</text:p>
          </table:table-cell>
          <table:table-cell office:value-type="string">
            <text:p>RegionName,C,50</text:p>
          </table:table-cell>
          <table:table-cell office:value-type="string">
            <text:p>HRname,C,50</text:p>
          </table:table-cell>
          <table:table-cell office:value-type="string">
            <text:p>HRpcode,C,12</text:p>
          </table:table-cell>
          <table:table-cell office:value-type="string">
            <text:p>HRparent,C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</text:p>
          </table:table-cell>
          <table:table-cell office:value-type="float" office:value="14.5704895667">
            <text:p>14.5704895667</text:p>
          </table:table-cell>
          <table:table-cell office:value-type="float" office:value="1.06350120643">
            <text:p>1.0635012064</text:p>
          </table:table-cell>
          <table:table-cell office:value-type="string">
            <text:p>010000000</text:p>
          </table:table-cell>
          <table:table-cell office:value-type="string">
            <text:p>01</text:p>
          </table:table-cell>
          <table:table-cell office:value-type="string">
            <text:p>PH010000000</text:p>
          </table:table-cell>
          <table:table-cell office:value-type="string">
            <text:p>Ilocos Region</text:p>
          </table:table-cell>
          <table:table-cell office:value-type="string">
            <text:p>Ilocos Region</text:p>
          </table:table-cell>
          <table:table-cell office:value-type="string">
            <text:p>PH01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float" office:value="11.7443799193">
            <text:p>11.7443799193</text:p>
          </table:table-cell>
          <table:table-cell office:value-type="float" office:value="1.42863994515">
            <text:p>1.4286399452</text:p>
          </table:table-cell>
          <table:table-cell office:value-type="string">
            <text:p>100000000</text:p>
          </table:table-cell>
          <table:table-cell office:value-type="string">
            <text:p>10</text:p>
          </table:table-cell>
          <table:table-cell office:value-type="string">
            <text:p>PH100000000</text:p>
          </table:table-cell>
          <table:table-cell table:number-columns-repeated="2" office:value-type="string">
            <text:p>Northern Mindanao</text:p>
          </table:table-cell>
          <table:table-cell office:value-type="string">
            <text:p>PH10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1</text:p>
          </table:table-cell>
          <table:table-cell office:value-type="float" office:value="15.1340790628">
            <text:p>15.1340790628</text:p>
          </table:table-cell>
          <table:table-cell office:value-type="float" office:value="1.54819794721">
            <text:p>1.5481979472</text:p>
          </table:table-cell>
          <table:table-cell office:value-type="string">
            <text:p>110000000</text:p>
          </table:table-cell>
          <table:table-cell office:value-type="string">
            <text:p>11</text:p>
          </table:table-cell>
          <table:table-cell office:value-type="string">
            <text:p>PH110000000</text:p>
          </table:table-cell>
          <table:table-cell table:number-columns-repeated="2" office:value-type="string">
            <text:p>Davao Region</text:p>
          </table:table-cell>
          <table:table-cell office:value-type="string">
            <text:p>PH11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</text:p>
          </table:table-cell>
          <table:table-cell office:value-type="float" office:value="11.4294494644">
            <text:p>11.4294494644</text:p>
          </table:table-cell>
          <table:table-cell office:value-type="float" office:value="1.50450280781">
            <text:p>1.5045028078</text:p>
          </table:table-cell>
          <table:table-cell office:value-type="string">
            <text:p>120000000</text:p>
          </table:table-cell>
          <table:table-cell office:value-type="string">
            <text:p>12</text:p>
          </table:table-cell>
          <table:table-cell office:value-type="string">
            <text:p>PH120000000</text:p>
          </table:table-cell>
          <table:table-cell table:number-columns-repeated="2" office:value-type="string">
            <text:p>SOCCSKSARGEN</text:p>
          </table:table-cell>
          <table:table-cell office:value-type="string">
            <text:p>PH12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</text:p>
          </table:table-cell>
          <table:table-cell office:value-type="float" office:value="17.4948852393">
            <text:p>17.4948852393</text:p>
          </table:table-cell>
          <table:table-cell office:value-type="float" office:value="2.23683847666">
            <text:p>2.2368384767</text:p>
          </table:table-cell>
          <table:table-cell office:value-type="string">
            <text:p>020000000</text:p>
          </table:table-cell>
          <table:table-cell office:value-type="string">
            <text:p>02</text:p>
          </table:table-cell>
          <table:table-cell office:value-type="string">
            <text:p>PH020000000</text:p>
          </table:table-cell>
          <table:table-cell office:value-type="string">
            <text:p>Cagayan Valley</text:p>
          </table:table-cell>
          <table:table-cell office:value-type="string">
            <text:p>Cagayan Valley</text:p>
          </table:table-cell>
          <table:table-cell office:value-type="string">
            <text:p>PH02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</text:p>
          </table:table-cell>
          <table:table-cell office:value-type="float" office:value="14.7409528191">
            <text:p>14.7409528191</text:p>
          </table:table-cell>
          <table:table-cell office:value-type="float" office:value="1.79414479804">
            <text:p>1.794144798</text:p>
          </table:table-cell>
          <table:table-cell office:value-type="string">
            <text:p>030000000</text:p>
          </table:table-cell>
          <table:table-cell office:value-type="string">
            <text:p>03</text:p>
          </table:table-cell>
          <table:table-cell office:value-type="string">
            <text:p>PH030000000</text:p>
          </table:table-cell>
          <table:table-cell table:number-columns-repeated="2" office:value-type="string">
            <text:p>Central Luzon</text:p>
          </table:table-cell>
          <table:table-cell office:value-type="string">
            <text:p>PH03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A</text:p>
          </table:table-cell>
          <table:table-cell office:value-type="float" office:value="20.6415735252">
            <text:p>20.6415735252</text:p>
          </table:table-cell>
          <table:table-cell office:value-type="float" office:value="1.40574365295">
            <text:p>1.405743653</text:p>
          </table:table-cell>
          <table:table-cell office:value-type="string">
            <text:p>040000000</text:p>
          </table:table-cell>
          <table:table-cell office:value-type="string">
            <text:p>04</text:p>
          </table:table-cell>
          <table:table-cell office:value-type="string">
            <text:p>PH040000000</text:p>
          </table:table-cell>
          <table:table-cell table:number-columns-repeated="2" office:value-type="string">
            <text:p>CALABARZON</text:p>
          </table:table-cell>
          <table:table-cell office:value-type="string">
            <text:p>PH04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B</text:p>
          </table:table-cell>
          <table:table-cell office:value-type="float" office:value="65.3557616832">
            <text:p>65.3557616832</text:p>
          </table:table-cell>
          <table:table-cell office:value-type="float" office:value="2.23285666904">
            <text:p>2.232856669</text:p>
          </table:table-cell>
          <table:table-cell office:value-type="string">
            <text:p>170000000</text:p>
          </table:table-cell>
          <table:table-cell office:value-type="string">
            <text:p>17</text:p>
          </table:table-cell>
          <table:table-cell office:value-type="string">
            <text:p>PH170000000</text:p>
          </table:table-cell>
          <table:table-cell table:number-columns-repeated="2" office:value-type="string">
            <text:p>MIMAROPA</text:p>
          </table:table-cell>
          <table:table-cell office:value-type="string">
            <text:p>PH17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office:value-type="float" office:value="38.0521677122">
            <text:p>38.0521677122</text:p>
          </table:table-cell>
          <table:table-cell office:value-type="float" office:value="1.45083513715">
            <text:p>1.4508351372</text:p>
          </table:table-cell>
          <table:table-cell office:value-type="string">
            <text:p>050000000</text:p>
          </table:table-cell>
          <table:table-cell office:value-type="string">
            <text:p>05</text:p>
          </table:table-cell>
          <table:table-cell office:value-type="string">
            <text:p>PH050000000</text:p>
          </table:table-cell>
          <table:table-cell office:value-type="string">
            <text:p>Bicol Region</text:p>
          </table:table-cell>
          <table:table-cell office:value-type="string">
            <text:p>Bicol Region</text:p>
          </table:table-cell>
          <table:table-cell office:value-type="string">
            <text:p>PH05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float" office:value="24.6641201866">
            <text:p>24.6641201866</text:p>
          </table:table-cell>
          <table:table-cell office:value-type="float" office:value="1.66866026795">
            <text:p>1.668660268</text:p>
          </table:table-cell>
          <table:table-cell office:value-type="string">
            <text:p>060000000</text:p>
          </table:table-cell>
          <table:table-cell office:value-type="string">
            <text:p>06</text:p>
          </table:table-cell>
          <table:table-cell office:value-type="string">
            <text:p>PH060000000</text:p>
          </table:table-cell>
          <table:table-cell office:value-type="string">
            <text:p>Western Visayas</text:p>
          </table:table-cell>
          <table:table-cell office:value-type="string">
            <text:p>Western Visayas</text:p>
          </table:table-cell>
          <table:table-cell office:value-type="string">
            <text:p>PH06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7</text:p>
          </table:table-cell>
          <table:table-cell office:value-type="float" office:value="21.6888934346">
            <text:p>21.6888934346</text:p>
          </table:table-cell>
          <table:table-cell office:value-type="float" office:value="1.16901490926">
            <text:p>1.1690149093</text:p>
          </table:table-cell>
          <table:table-cell office:value-type="string">
            <text:p>070000000</text:p>
          </table:table-cell>
          <table:table-cell office:value-type="string">
            <text:p>07</text:p>
          </table:table-cell>
          <table:table-cell office:value-type="string">
            <text:p>PH070000000</text:p>
          </table:table-cell>
          <table:table-cell office:value-type="string">
            <text:p>Central Visayas</text:p>
          </table:table-cell>
          <table:table-cell office:value-type="string">
            <text:p>Central Visayas</text:p>
          </table:table-cell>
          <table:table-cell office:value-type="string">
            <text:p>PH07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8</text:p>
          </table:table-cell>
          <table:table-cell office:value-type="float" office:value="33.1413030695">
            <text:p>33.1413030695</text:p>
          </table:table-cell>
          <table:table-cell office:value-type="float" office:value="1.7316909278">
            <text:p>1.7316909278</text:p>
          </table:table-cell>
          <table:table-cell office:value-type="string">
            <text:p>080000000</text:p>
          </table:table-cell>
          <table:table-cell office:value-type="string">
            <text:p>08</text:p>
          </table:table-cell>
          <table:table-cell office:value-type="string">
            <text:p>PH080000000</text:p>
          </table:table-cell>
          <table:table-cell office:value-type="string">
            <text:p>Eastern Visayas</text:p>
          </table:table-cell>
          <table:table-cell office:value-type="string">
            <text:p>Eastern Visayas</text:p>
          </table:table-cell>
          <table:table-cell office:value-type="string">
            <text:p>PH08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9</text:p>
          </table:table-cell>
          <table:table-cell office:value-type="float" office:value="15.7570393074">
            <text:p>15.7570393074</text:p>
          </table:table-cell>
          <table:table-cell office:value-type="float" office:value="1.18077675018">
            <text:p>1.1807767502</text:p>
          </table:table-cell>
          <table:table-cell office:value-type="string">
            <text:p>090000000</text:p>
          </table:table-cell>
          <table:table-cell office:value-type="string">
            <text:p>09</text:p>
          </table:table-cell>
          <table:table-cell office:value-type="string">
            <text:p>PH090000000</text:p>
          </table:table-cell>
          <table:table-cell office:value-type="string">
            <text:p>Zamboanga Peninsula</text:p>
          </table:table-cell>
          <table:table-cell office:value-type="string">
            <text:p>Zamboanga Peninsula</text:p>
          </table:table-cell>
          <table:table-cell office:value-type="string">
            <text:p>PH09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MM</text:p>
          </table:table-cell>
          <table:table-cell office:value-type="float" office:value="37.4584897932">
            <text:p>37.4584897932</text:p>
          </table:table-cell>
          <table:table-cell office:value-type="float" office:value="1.04492919146">
            <text:p>1.0449291915</text:p>
          </table:table-cell>
          <table:table-cell office:value-type="string">
            <text:p>150000000</text:p>
          </table:table-cell>
          <table:table-cell office:value-type="string">
            <text:p>15</text:p>
          </table:table-cell>
          <table:table-cell office:value-type="string">
            <text:p>PH150000000</text:p>
          </table:table-cell>
          <table:table-cell table:number-columns-repeated="2" office:value-type="string">
            <text:p>Autonomous Region in Muslim Mindanao</text:p>
          </table:table-cell>
          <table:table-cell office:value-type="string">
            <text:p>PH15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R</text:p>
          </table:table-cell>
          <table:table-cell office:value-type="float" office:value="7.3681348392">
            <text:p>7.3681348392</text:p>
          </table:table-cell>
          <table:table-cell office:value-type="float" office:value="1.53496856464">
            <text:p>1.5349685646</text:p>
          </table:table-cell>
          <table:table-cell office:value-type="string">
            <text:p>140000000</text:p>
          </table:table-cell>
          <table:table-cell office:value-type="string">
            <text:p>14</text:p>
          </table:table-cell>
          <table:table-cell office:value-type="string">
            <text:p>PH140000000</text:p>
          </table:table-cell>
          <table:table-cell table:number-columns-repeated="2" office:value-type="string">
            <text:p>Cordillera Administrative Region</text:p>
          </table:table-cell>
          <table:table-cell office:value-type="string">
            <text:p>PH14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raga</text:p>
          </table:table-cell>
          <table:table-cell office:value-type="float" office:value="22.7048804253">
            <text:p>22.7048804253</text:p>
          </table:table-cell>
          <table:table-cell office:value-type="float" office:value="1.54443512326">
            <text:p>1.5444351233</text:p>
          </table:table-cell>
          <table:table-cell office:value-type="string">
            <text:p>160000000</text:p>
          </table:table-cell>
          <table:table-cell office:value-type="string">
            <text:p>16</text:p>
          </table:table-cell>
          <table:table-cell office:value-type="string">
            <text:p>PH160000000</text:p>
          </table:table-cell>
          <table:table-cell office:value-type="string">
            <text:p>Caraga</text:p>
          </table:table-cell>
          <table:table-cell office:value-type="string">
            <text:p>Caraga</text:p>
          </table:table-cell>
          <table:table-cell office:value-type="string">
            <text:p>PH160000000</text:p>
          </table:table-cell>
          <table:table-cell office:value-type="string">
            <text:p>P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CR</text:p>
          </table:table-cell>
          <table:table-cell office:value-type="float" office:value="2.04567005207">
            <text:p>2.0456700521</text:p>
          </table:table-cell>
          <table:table-cell office:value-type="float" office:value="0.046767466898">
            <text:p>0.0467674669</text:p>
          </table:table-cell>
          <table:table-cell office:value-type="string">
            <text:p>130000000</text:p>
          </table:table-cell>
          <table:table-cell office:value-type="string">
            <text:p>13</text:p>
          </table:table-cell>
          <table:table-cell office:value-type="string">
            <text:p>PH130000000</text:p>
          </table:table-cell>
          <table:table-cell table:number-columns-repeated="2" office:value-type="string">
            <text:p>National Capital Region</text:p>
          </table:table-cell>
          <table:table-cell office:value-type="string">
            <text:p>PH130000000</text:p>
          </table:table-cell>
          <table:table-cell office:value-type="string">
            <text:p>P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7/02/2014</text:date>, <text:time>20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8" meta:object-count="0"/>
    <meta:generator>OpenOffice/4.1.0$Win32 OpenOffice.org_project/410m18$Build-9764</meta:generator>
  </office:meta>
</office:document-meta>
</file>